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3.3118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6.7862in"/>
    </style:style>
    <style:style style:name="co8" style:family="table-column">
      <style:table-column-properties fo:break-before="auto" style:column-width="2.983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9661in"/>
    </style:style>
    <style:style style:name="co11" style:family="table-column">
      <style:table-column-properties fo:break-before="auto" style:column-width="3.039in"/>
    </style:style>
    <style:style style:name="co12" style:family="table-column">
      <style:table-column-properties fo:break-before="auto" style:column-width="2.7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map style:condition="is-true-formula(ISNA([$'Known Addresses'.$H3:.$H39]))" style:apply-style-name="Red" style:base-cell-address="'Known Addresses'.A39"/>
    </style:style>
    <style:style style:name="ce4" style:family="table-cell" style:parent-style-name="Default">
      <style:map style:condition="is-true-formula(ISNA([$'Known Addresses'.$H41:.$H79]))" style:apply-style-name="Red" style:base-cell-address="'Known Addresses'.A79"/>
    </style:style>
    <style:style style:name="ce5" style:family="table-cell" style:parent-style-name="Default">
      <style:map style:condition="is-true-formula(ISNA([$'Known Addresses'.$H81:.$H93]))" style:apply-style-name="Red" style:base-cell-address="'Known Addresses'.A93"/>
    </style:style>
    <style:style style:name="ce6" style:family="table-cell" style:parent-style-name="Default">
      <style:map style:condition="is-true-formula(ISNA([$'Known Addresses'.$H95:.$H106]))" style:apply-style-name="Red" style:base-cell-address="'Known Addresses'.A106"/>
    </style:style>
    <style:style style:name="ce7" style:family="table-cell" style:parent-style-name="Default">
      <style:map style:condition="is-true-formula(ISNA([$'Known Addresses'.$H108:.$H123]))" style:apply-style-name="Red" style:base-cell-address="'Known Addresses'.A123"/>
    </style:style>
    <style:style style:name="ce8" style:family="table-cell" style:parent-style-name="Default">
      <style:map style:condition="is-true-formula(ISNA([$'Known Addresses'.$H125:.$H128]))" style:apply-style-name="Red" style:base-cell-address="'Known Addresses'.A128"/>
    </style:style>
    <style:style style:name="ce9" style:family="table-cell" style:parent-style-name="Default">
      <style:map style:condition="is-true-formula(ISNA([$'Known Addresses'.$H130:.$H135]))" style:apply-style-name="Red" style:base-cell-address="'Known Addresses'.A135"/>
    </style:style>
    <style:style style:name="ce10" style:family="table-cell" style:parent-style-name="Default">
      <style:map style:condition="is-true-formula(ISNA([$'Known Addresses'.$H137:.$H145]))" style:apply-style-name="Red" style:base-cell-address="'Known Addresses'.A145"/>
    </style:style>
    <style:style style:name="ce11" style:family="table-cell" style:parent-style-name="Default">
      <style:map style:condition="is-true-formula(ISNA([$'Known Addresses'.$H147:.$H159]))" style:apply-style-name="Red" style:base-cell-address="'Known Addresses'.A159"/>
    </style:style>
    <style:style style:name="ce12" style:family="table-cell" style:parent-style-name="Default">
      <style:map style:condition="is-true-formula(ISERROR([.$H3]))" style:apply-style-name="Default" style:base-cell-address="'Known Addresses'.H38"/>
    </style:style>
  </office:automatic-styles>
  <office:body>
    <office:spreadsheet>
      <table:table table:name="Known Address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Address Name</text:p>
          </table:table-cell>
          <table:table-cell table:style-name="ce1" office:value-type="string">
            <text:p>Address 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ossible Values</text:p>
          </table:table-cell>
          <table:table-cell table:style-name="ce1" office:value-type="string">
            <text:p>Web Researched</text:p>
          </table:table-cell>
          <table:table-cell table:style-name="ce1" office:value-type="string">
            <text:p>Personally Researche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PI Metho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table:number-columns-spanned="8" table:number-rows-spanned="1">
            <text:p>MISC ADDRESSES</text:p>
          </table:table-cell>
          <table:covered-table-cell/>
          <table:covered-table-cell table:number-columns-repeated="6" table:style-name="ce1"/>
          <table:table-cell table:style-name="ce1" table:number-columns-repeated="1016"/>
        </table:table-row>
        <table:table-row table:style-name="ro2">
          <table:table-cell table:style-name="ce3" office:value-type="string">
            <text:p>TMP_MEM</text:p>
          </table:table-cell>
          <table:table-cell table:style-name="ce12" office:value-type="string">
            <text:p>0X0</text:p>
          </table:table-cell>
          <table:table-cell table:style-name="ce12" table:number-columns-repeated="5"/>
          <table:table-cell table:style-name="ce12" table:formula="of:=VLOOKUP([.A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MOUNT_TO_LOAD</text:p>
          </table:table-cell>
          <table:table-cell table:style-name="ce12" office:value-type="string">
            <text:p>0X4</text:p>
          </table:table-cell>
          <table:table-cell table:style-name="ce12" table:number-columns-repeated="5"/>
          <table:table-cell table:style-name="ce12" table:formula="of:=VLOOKUP([.A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_B_BUTTON_FLAGS</text:p>
          </table:table-cell>
          <table:table-cell table:style-name="ce12" office:value-type="string">
            <text:p>0XA</text:p>
          </table:table-cell>
          <table:table-cell table:style-name="ce12" table:number-columns-repeated="5"/>
          <table:table-cell table:style-name="ce12" table:formula="of:=VLOOKUP([.A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ERT_DIRECTION_FLAGS</text:p>
          </table:table-cell>
          <table:table-cell table:style-name="ce12" office:value-type="string">
            <text:p>0XB</text:p>
          </table:table-cell>
          <table:table-cell table:style-name="ce12" table:number-columns-repeated="5"/>
          <table:table-cell table:style-name="ce12" table:formula="of:=VLOOKUP([.A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IR_BUBBLE_ONE_Y_POSITION</text:p>
          </table:table-cell>
          <table:table-cell table:style-name="ce12" office:value-type="string">
            <text:p>0XD4</text:p>
          </table:table-cell>
          <table:table-cell table:style-name="ce12" table:number-columns-repeated="5"/>
          <table:table-cell table:style-name="ce12" table:formula="of:=VLOOKUP([.A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HORIZONTAL_COUNTER</text:p>
          </table:table-cell>
          <table:table-cell table:style-name="ce12" office:value-type="string">
            <text:p>0X400</text:p>
          </table:table-cell>
          <table:table-cell table:style-name="ce12" table:number-columns-repeated="5"/>
          <table:table-cell table:style-name="ce12" table:formula="of:=VLOOKUP([.A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ORIZONTAL_SPLIT_OFFSET</text:p>
          </table:table-cell>
          <table:table-cell table:style-name="ce12" office:value-type="string">
            <text:p>0X490</text:p>
          </table:table-cell>
          <table:table-cell table:style-name="ce12" table:number-columns-repeated="5"/>
          <table:table-cell table:style-name="ce12" table:formula="of:=VLOOKUP([.A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AMMER_HITBOX</text:p>
          </table:table-cell>
          <table:table-cell table:style-name="ce12" office:value-type="string">
            <text:p>0X4D0</text:p>
          </table:table-cell>
          <table:table-cell table:style-name="ce12" table:number-columns-repeated="5"/>
          <table:table-cell table:style-name="ce12" table:formula="of:=VLOOKUP([.A1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IN_BOX_COIN_HITBOX</text:p>
          </table:table-cell>
          <table:table-cell table:style-name="ce12" office:value-type="string">
            <text:p>0X4E0</text:p>
          </table:table-cell>
          <table:table-cell table:style-name="ce12" table:number-columns-repeated="5"/>
          <table:table-cell table:style-name="ce12" table:formula="of:=VLOOKUP([.A1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IN_COLLECTED_COUNTER</text:p>
          </table:table-cell>
          <table:table-cell table:style-name="ce12" office:value-type="string">
            <text:p>0X6D4</text:p>
          </table:table-cell>
          <table:table-cell table:style-name="ce12" table:number-columns-repeated="5"/>
          <table:table-cell table:style-name="ce12" table:formula="of:=VLOOKUP([.A1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ONE_INPUT</text:p>
          </table:table-cell>
          <table:table-cell table:style-name="ce12" office:value-type="string">
            <text:p>0X6FC</text:p>
          </table:table-cell>
          <table:table-cell table:style-name="ce12" table:number-columns-repeated="5"/>
          <table:table-cell table:style-name="ce12" table:formula="of:=VLOOKUP([.A1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TWO_INPUT</text:p>
          </table:table-cell>
          <table:table-cell table:style-name="ce12" office:value-type="string">
            <text:p>0X6FD</text:p>
          </table:table-cell>
          <table:table-cell table:style-name="ce12" table:number-columns-repeated="5"/>
          <table:table-cell table:style-name="ce12" table:formula="of:=VLOOKUP([.A1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ONE_BUTTONS</text:p>
          </table:table-cell>
          <table:table-cell table:style-name="ce12" office:value-type="string">
            <text:p>0X74A</text:p>
          </table:table-cell>
          <table:table-cell table:style-name="ce12" table:number-columns-repeated="5"/>
          <table:table-cell table:style-name="ce12" table:formula="of:=VLOOKUP([.A1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TWO_BUTTONS</text:p>
          </table:table-cell>
          <table:table-cell table:style-name="ce12" office:value-type="string">
            <text:p>0X74B</text:p>
          </table:table-cell>
          <table:table-cell table:style-name="ce12" table:number-columns-repeated="5"/>
          <table:table-cell table:style-name="ce12" table:formula="of:=VLOOKUP([.A1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AME_MODE</text:p>
          </table:table-cell>
          <table:table-cell table:style-name="ce12" office:value-type="string">
            <text:p>0X770</text:p>
          </table:table-cell>
          <table:table-cell table:style-name="ce12" table:number-columns-repeated="5"/>
          <table:table-cell table:style-name="ce12" table:formula="of:=VLOOKUP([.A1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OGGLE_LOAD_LUIGI_ON_DEATH</text:p>
          </table:table-cell>
          <table:table-cell table:style-name="ce12" office:value-type="string">
            <text:p>0X77A</text:p>
          </table:table-cell>
          <table:table-cell table:style-name="ce12" table:number-columns-repeated="5"/>
          <table:table-cell table:style-name="ce12" table:formula="of:=VLOOKUP([.A1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EMO_START_TIMER</text:p>
          </table:table-cell>
          <table:table-cell table:style-name="ce12" office:value-type="string">
            <text:p>0X7A2</text:p>
          </table:table-cell>
          <table:table-cell table:style-name="ce12" table:number-columns-repeated="5"/>
          <table:table-cell table:style-name="ce12" table:formula="of:=VLOOKUP([.A1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CROLLSPEED</text:p>
          </table:table-cell>
          <table:table-cell table:style-name="ce12" office:value-type="string">
            <text:p>0X775</text:p>
          </table:table-cell>
          <table:table-cell table:style-name="ce12" table:number-columns-repeated="5"/>
          <table:table-cell table:style-name="ce12" table:formula="of:=VLOOKUP([.A2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S_PAUSED</text:p>
          </table:table-cell>
          <table:table-cell table:style-name="ce12" office:value-type="string">
            <text:p>0X776</text:p>
          </table:table-cell>
          <table:table-cell table:style-name="ce12" table:number-columns-repeated="5"/>
          <table:table-cell table:style-name="ce12" table:formula="of:=VLOOKUP([.A2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BACKGROUND_PALLETTE</text:p>
          </table:table-cell>
          <table:table-cell table:style-name="ce12" office:value-type="string">
            <text:p>0X744</text:p>
          </table:table-cell>
          <table:table-cell table:style-name="ce12" table:number-columns-repeated="5"/>
          <table:table-cell table:style-name="ce12" table:formula="of:=VLOOKUP([.A2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LEFT_RIGHT_COUNTER</text:p>
          </table:table-cell>
          <table:table-cell table:style-name="ce12" office:value-type="string">
            <text:p>0X705</text:p>
          </table:table-cell>
          <table:table-cell table:style-name="ce12" table:number-columns-repeated="5"/>
          <table:table-cell table:style-name="ce12" table:formula="of:=VLOOKUP([.A2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CURRENT_GRAVITY</text:p>
          </table:table-cell>
          <table:table-cell table:style-name="ce12" office:value-type="string">
            <text:p>0X70A</text:p>
          </table:table-cell>
          <table:table-cell table:style-name="ce12" table:number-columns-repeated="5"/>
          <table:table-cell table:style-name="ce12" table:formula="of:=VLOOKUP([.A2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REPLACE_TREES</text:p>
          </table:table-cell>
          <table:table-cell table:style-name="ce12" office:value-type="string">
            <text:p>0X733</text:p>
          </table:table-cell>
          <table:table-cell table:style-name="ce12" table:number-columns-repeated="5"/>
          <table:table-cell table:style-name="ce12" table:formula="of:=VLOOKUP([.A2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LOAD_TILES_AS_CLOUDS</text:p>
          </table:table-cell>
          <table:table-cell table:style-name="ce12" office:value-type="string">
            <text:p>0X743</text:p>
          </table:table-cell>
          <table:table-cell table:style-name="ce12" table:number-columns-repeated="5"/>
          <table:table-cell table:style-name="ce12" table:formula="of:=VLOOKUP([.A2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TIMER</text:p>
          </table:table-cell>
          <table:table-cell table:style-name="ce12" office:value-type="string">
            <text:p>0X747</text:p>
          </table:table-cell>
          <table:table-cell table:style-name="ce12" table:number-columns-repeated="5"/>
          <table:table-cell table:style-name="ce12" table:formula="of:=VLOOKUP([.A2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GOLD_BLOCK_PALLETE</text:p>
          </table:table-cell>
          <table:table-cell table:style-name="ce12" office:value-type="string">
            <text:p>0X74E</text:p>
          </table:table-cell>
          <table:table-cell table:style-name="ce12" table:number-columns-repeated="5"/>
          <table:table-cell table:style-name="ce12" table:formula="of:=VLOOKUP([.A2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MUST_NOT_BE_ZERO</text:p>
          </table:table-cell>
          <table:table-cell table:style-name="ce12" office:value-type="string">
            <text:p>0X752</text:p>
          </table:table-cell>
          <table:table-cell table:style-name="ce12" table:number-columns-repeated="5"/>
          <table:table-cell table:style-name="ce12" table:formula="of:=VLOOKUP([.A2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MARIO_LUIGI_FLAG</text:p>
          </table:table-cell>
          <table:table-cell table:style-name="ce12" office:value-type="string">
            <text:p>0X753</text:p>
          </table:table-cell>
          <table:table-cell table:style-name="ce12" table:number-columns-repeated="5"/>
          <table:table-cell table:style-name="ce12" table:formula="of:=VLOOKUP([.A3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CRASH_IF_CHANGED</text:p>
          </table:table-cell>
          <table:table-cell table:style-name="ce12" office:value-type="string">
            <text:p>0X774</text:p>
          </table:table-cell>
          <table:table-cell table:style-name="ce12" table:number-columns-repeated="5"/>
          <table:table-cell table:style-name="ce12" table:formula="of:=VLOOKUP([.A3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PAUSE_TIMER</text:p>
          </table:table-cell>
          <table:table-cell table:style-name="ce12" office:value-type="string">
            <text:p>0X777</text:p>
          </table:table-cell>
          <table:table-cell table:style-name="ce12" table:number-columns-repeated="5"/>
          <table:table-cell table:style-name="ce12" table:formula="of:=VLOOKUP([.A3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AFFECTS_BLOCKS</text:p>
          </table:table-cell>
          <table:table-cell table:style-name="ce12" office:value-type="string">
            <text:p>0X778</text:p>
          </table:table-cell>
          <table:table-cell table:style-name="ce12" table:number-columns-repeated="5"/>
          <table:table-cell table:style-name="ce12" table:formula="of:=VLOOKUP([.A3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AFFECTS_COLORS</text:p>
          </table:table-cell>
          <table:table-cell table:style-name="ce12" office:value-type="string">
            <text:p>0X779</text:p>
          </table:table-cell>
          <table:table-cell table:style-name="ce12" table:number-columns-repeated="5"/>
          <table:table-cell table:style-name="ce12" table:formula="of:=VLOOKUP([.A3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TIMERS</text:p>
          </table:table-cell>
          <table:table-cell table:style-name="ce12" office:value-type="string">
            <text:p>0X780</text:p>
          </table:table-cell>
          <table:table-cell table:style-name="ce12" table:number-columns-repeated="5"/>
          <table:table-cell table:style-name="ce12" table:formula="of:=VLOOKUP([.A3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PRELEVEL_SCREEN_TIMER</text:p>
          </table:table-cell>
          <table:table-cell table:style-name="ce12" office:value-type="string">
            <text:p>0X7A0</text:p>
          </table:table-cell>
          <table:table-cell table:style-name="ce12" table:number-columns-repeated="5"/>
          <table:table-cell table:style-name="ce12" table:formula="of:=VLOOKUP([.A3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CANNOT_DIE_FLAG</text:p>
          </table:table-cell>
          <table:table-cell table:style-name="ce12" office:value-type="string">
            <text:p>0X7B1</text:p>
          </table:table-cell>
          <table:table-cell table:style-name="ce12" table:number-columns-repeated="5"/>
          <table:table-cell table:style-name="ce12" table:formula="of:=VLOOKUP([.A3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DIGITS_OF_TIME</text:p>
          </table:table-cell>
          <table:table-cell table:style-name="ce12" office:value-type="string">
            <text:p>0X7F8</text:p>
          </table:table-cell>
          <table:table-cell table:style-name="ce12" table:number-columns-repeated="5"/>
          <table:table-cell table:style-name="ce12" table:formula="of:=VLOOKUP([.A3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DIFFICULTY</text:p>
          </table:table-cell>
          <table:table-cell table:style-name="ce12" office:value-type="string">
            <text:p>0X7FC</text:p>
          </table:table-cell>
          <table:table-cell table:style-name="ce12" table:number-columns-repeated="5"/>
          <table:table-cell table:style-name="ce12" table:formula="of:=VLOOKUP([.A3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PLAYER ADDRESSE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PLAYER_ANIM</text:p>
          </table:table-cell>
          <table:table-cell office:value-type="string">
            <text:p>0x1</text:p>
          </table:table-cell>
          <table:table-cell table:number-columns-repeated="5"/>
          <table:table-cell table:formula="of:=VLOOKUP([.A41];['API Methods'.$B$2:.$C$149];2;0)" office:value-type="string" office:string-value="player.mem_get_animation()">
            <text:p>player.mem_get_animation()</text:p>
          </table:table-cell>
          <table:table-cell table:number-columns-repeated="1016"/>
        </table:table-row>
        <table:table-row table:style-name="ro2">
          <table:table-cell office:value-type="string">
            <text:p>UNKNOWN_PLAYER_Y</text:p>
          </table:table-cell>
          <table:table-cell office:value-type="string">
            <text:p>0X2</text:p>
          </table:table-cell>
          <table:table-cell table:number-columns-repeated="5"/>
          <table:table-cell table:formula="of:=VLOOKUP([.A4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X</text:p>
          </table:table-cell>
          <table:table-cell office:value-type="string">
            <text:p>0X5</text:p>
          </table:table-cell>
          <table:table-cell table:number-columns-repeated="5"/>
          <table:table-cell table:formula="of:=VLOOKUP([.A4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DIRECTION</text:p>
          </table:table-cell>
          <table:table-cell office:value-type="string">
            <text:p>0X3</text:p>
          </table:table-cell>
          <table:table-cell table:number-columns-repeated="5"/>
          <table:table-cell table:formula="of:=VLOOKUP([.A4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STATE</text:p>
          </table:table-cell>
          <table:table-cell office:value-type="string">
            <text:p>0XE</text:p>
          </table:table-cell>
          <table:table-cell table:number-columns-repeated="5"/>
          <table:table-cell table:formula="of:=VLOOKUP([.A45];['API Methods'.$B$2:.$C$149];2;0)" office:value-type="string" office:string-value="player.mem_get_state()">
            <text:p>player.mem_get_state()</text:p>
          </table:table-cell>
          <table:table-cell table:number-columns-repeated="1016"/>
        </table:table-row>
        <table:table-row table:style-name="ro2">
          <table:table-cell office:value-type="string">
            <text:p>PLAYER_FLOAT_STATE</text:p>
          </table:table-cell>
          <table:table-cell office:value-type="string">
            <text:p>0X1D</text:p>
          </table:table-cell>
          <table:table-cell table:number-columns-repeated="5"/>
          <table:table-cell table:formula="of:=VLOOKUP([.A46];['API Methods'.$B$2:.$C$149];2;0)" office:value-type="string" office:string-value="player.mem_get_float_state()">
            <text:p>player.mem_get_float_state()</text:p>
          </table:table-cell>
          <table:table-cell table:number-columns-repeated="1016"/>
        </table:table-row>
        <table:table-row table:style-name="ro2">
          <table:table-cell office:value-type="string">
            <text:p>PLAYER_IS_SMALL</text:p>
          </table:table-cell>
          <table:table-cell office:value-type="string">
            <text:p>0X754</text:p>
          </table:table-cell>
          <table:table-cell table:number-columns-repeated="5"/>
          <table:table-cell table:formula="of:=VLOOKUP([.A47];['API Methods'.$B$2:.$C$149];2;0)" office:value-type="string" office:string-value="player.mem_is_small()">
            <text:p>player.mem_is_small()</text:p>
          </table:table-cell>
          <table:table-cell table:number-columns-repeated="1016"/>
        </table:table-row>
        <table:table-row table:style-name="ro2">
          <table:table-cell office:value-type="string">
            <text:p>PLAYER_FACING</text:p>
          </table:table-cell>
          <table:table-cell office:value-type="string">
            <text:p>0X33</text:p>
          </table:table-cell>
          <table:table-cell table:number-columns-repeated="5"/>
          <table:table-cell table:formula="of:=VLOOKUP([.A48];['API Methods'.$B$2:.$C$149];2;0)" office:value-type="string" office:string-value="player.mem_get_facing()">
            <text:p>player.mem_get_facing()</text:p>
          </table:table-cell>
          <table:table-cell table:number-columns-repeated="1016"/>
        </table:table-row>
        <table:table-row table:style-name="ro2">
          <table:table-cell office:value-type="string">
            <text:p>UNKNOWN_PLAYER_HEADING</text:p>
          </table:table-cell>
          <table:table-cell office:value-type="string">
            <text:p>0X39</text:p>
          </table:table-cell>
          <table:table-cell table:number-columns-repeated="5"/>
          <table:table-cell table:formula="of:=VLOOKUP([.A4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HORIZONTAL_SPEED</text:p>
          </table:table-cell>
          <table:table-cell office:value-type="string">
            <text:p>0X57</text:p>
          </table:table-cell>
          <table:table-cell office:value-type="string">
            <text:p>Signed value of Mario's horizontal speed.</text:p>
          </table:table-cell>
          <table:table-cell office:value-type="string">
            <text:p>-40 to 40</text:p>
          </table:table-cell>
          <table:table-cell table:number-columns-repeated="3"/>
          <table:table-cell table:formula="of:=VLOOKUP([.A50];['API Methods'.$B$2:.$C$149];2;0)" office:value-type="string" office:string-value="player.mem_get_horizontal_speed()">
            <text:p>player.mem_get_horizontal_speed()</text:p>
          </table:table-cell>
          <table:table-cell table:number-columns-repeated="1016"/>
        </table:table-row>
        <table:table-row table:style-name="ro2">
          <table:table-cell office:value-type="string">
            <text:p>PLAYER_LEVEL_HORIZONTAL_POSITION</text:p>
          </table:table-cell>
          <table:table-cell office:value-type="string">
            <text:p>0X6D</text:p>
          </table:table-cell>
          <table:table-cell office:value-type="string">
            <text:p>Horizontal screen Mario is in???</text:p>
          </table:table-cell>
          <table:table-cell table:number-columns-repeated="4"/>
          <table:table-cell table:formula="of:=VLOOKUP([.A51];['API Methods'.$B$2:.$C$149];2;0)" office:value-type="string" office:string-value="player.mem_get_level_horizontal_position()">
            <text:p>player.mem_get_level_horizontal_position()</text:p>
          </table:table-cell>
          <table:table-cell table:number-columns-repeated="1016"/>
        </table:table-row>
        <table:table-row table:style-name="ro2">
          <table:table-cell office:value-type="string">
            <text:p>PLAYER_SCREEN_X_POSITION</text:p>
          </table:table-cell>
          <table:table-cell office:value-type="string">
            <text:p>0X86</text:p>
          </table:table-cell>
          <table:table-cell office:value-type="string">
            <text:p>Mario's X position in the current horizontal screen. </text:p>
          </table:table-cell>
          <table:table-cell table:number-columns-repeated="3"/>
          <table:table-cell office:value-type="string">
            <text:p>add with 255*PLAYER_LEVEL_HORIZONTAL_POSITION to get Mario's current x position within the level?</text:p>
          </table:table-cell>
          <table:table-cell table:formula="of:=VLOOKUP([.A52];['API Methods'.$B$2:.$C$149];2;0)" office:value-type="string" office:string-value="player.mem_get_current_screen_x_position()">
            <text:p>player.mem_get_current_screen_x_position()</text:p>
          </table:table-cell>
          <table:table-cell table:number-columns-repeated="1016"/>
        </table:table-row>
        <table:table-row table:style-name="ro2">
          <table:table-cell office:value-type="string">
            <text:p>PLAYER_SCREEN_Y_POSITION</text:p>
          </table:table-cell>
          <table:table-cell office:value-type="string">
            <text:p>0XCE</text:p>
          </table:table-cell>
          <table:table-cell office:value-type="string">
            <text:p>Mario's Y position in the current vertical screen.</text:p>
          </table:table-cell>
          <table:table-cell table:number-columns-repeated="4"/>
          <table:table-cell table:formula="of:=VLOOKUP([.A53];['API Methods'.$B$2:.$C$149];2;0)" office:value-type="string" office:string-value="player.mem_get_current_screen_y_position()">
            <text:p>player.mem_get_current_screen_y_position()</text:p>
          </table:table-cell>
          <table:table-cell table:number-columns-repeated="1016"/>
        </table:table-row>
        <table:table-row table:style-name="ro2">
          <table:table-cell office:value-type="string">
            <text:p>PLAYER_VERTICAL_VELOCITY_WHOLE</text:p>
          </table:table-cell>
          <table:table-cell office:value-type="string">
            <text:p>0X9F</text:p>
          </table:table-cell>
          <table:table-cell office:value-type="string">
            <text:p>Whole number of Mario's vertical velocity</text:p>
          </table:table-cell>
          <table:table-cell table:number-columns-repeated="3"/>
          <table:table-cell office:value-type="string">
            <text:p>Unsigned byte</text:p>
          </table:table-cell>
          <table:table-cell table:formula="of:=VLOOKUP([.A54];['API Methods'.$B$2:.$C$149];2;0)" office:value-type="string" office:string-value="player.mem_get_vertical_speed_whole()">
            <text:p>player.mem_get_vertical_speed_whole()</text:p>
          </table:table-cell>
          <table:table-cell table:number-columns-repeated="1016"/>
        </table:table-row>
        <table:table-row table:style-name="ro2">
          <table:table-cell office:value-type="string">
            <text:p>PLAYER_VERTICAL_VELOCITY_FRACTION</text:p>
          </table:table-cell>
          <table:table-cell office:value-type="string">
            <text:p>0X433</text:p>
          </table:table-cell>
          <table:table-cell table:number-columns-repeated="5"/>
          <table:table-cell table:formula="of:=VLOOKUP([.A55];['API Methods'.$B$2:.$C$149];2;0)" office:value-type="string" office:string-value="player.mem_get_vertical_speed_fraction()">
            <text:p>player.mem_get_vertical_speed_fraction()</text:p>
          </table:table-cell>
          <table:table-cell table:number-columns-repeated="1016"/>
        </table:table-row>
        <table:table-row table:style-name="ro2">
          <table:table-cell office:value-type="string">
            <text:p>PLAYER_VERTICAL_SCREEN_POSITION</text:p>
          </table:table-cell>
          <table:table-cell office:value-type="string">
            <text:p>0XB5</text:p>
          </table:table-cell>
          <table:table-cell office:value-type="string">
            <text:p>Vertical screen Mario is in???</text:p>
          </table:table-cell>
          <table:table-cell table:number-columns-repeated="4"/>
          <table:table-cell table:formula="of:=VLOOKUP([.A5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CURRENTSCREEN_X_OFFSET</text:p>
          </table:table-cell>
          <table:table-cell office:value-type="string">
            <text:p>0X3AD</text:p>
          </table:table-cell>
          <table:table-cell table:number-columns-repeated="5"/>
          <table:table-cell table:formula="of:=VLOOKUP([.A5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CURRENTSCREEN_Y_OFFSET</text:p>
          </table:table-cell>
          <table:table-cell office:value-type="string">
            <text:p>0X3B8</text:p>
          </table:table-cell>
          <table:table-cell table:number-columns-repeated="5"/>
          <table:table-cell table:formula="of:=VLOOKUP([.A5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ABSOLUTE_HORIZONTAL_SPEED</text:p>
          </table:table-cell>
          <table:table-cell office:value-type="string">
            <text:p>0X700</text:p>
          </table:table-cell>
          <table:table-cell office:value-type="string">
            <text:p>Absolute value of Mario's horizontal speed.</text:p>
          </table:table-cell>
          <table:table-cell table:number-columns-repeated="4"/>
          <table:table-cell table:formula="of:=VLOOKUP([.A59];['API Methods'.$B$2:.$C$149];2;0)" office:value-type="string" office:string-value="player.mem_get_absolute_horizontal_speed()">
            <text:p>player.mem_get_absolute_horizontal_speed()</text:p>
          </table:table-cell>
          <table:table-cell table:number-columns-repeated="1016"/>
        </table:table-row>
        <table:table-row table:style-name="ro2">
          <table:table-cell office:value-type="string">
            <text:p>UNKNOWN_PLAYER_VERTICAL_COUNTER</text:p>
          </table:table-cell>
          <table:table-cell office:value-type="string">
            <text:p>0X416</text:p>
          </table:table-cell>
          <table:table-cell table:number-columns-repeated="5"/>
          <table:table-cell table:formula="of:=VLOOKUP([.A6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MAX_VELOCITY_LEFT</text:p>
          </table:table-cell>
          <table:table-cell office:value-type="string">
            <text:p>0X450</text:p>
          </table:table-cell>
          <table:table-cell table:number-columns-repeated="5"/>
          <table:table-cell table:formula="of:=VLOOKUP([.A6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MAX_VELOCITY_RIGHT</text:p>
          </table:table-cell>
          <table:table-cell office:value-type="string">
            <text:p>0X456</text:p>
          </table:table-cell>
          <table:table-cell table:number-columns-repeated="5"/>
          <table:table-cell table:formula="of:=VLOOKUP([.A6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PALLETTE</text:p>
          </table:table-cell>
          <table:table-cell office:value-type="string">
            <text:p>0X3C4</text:p>
          </table:table-cell>
          <table:table-cell table:number-columns-repeated="5"/>
          <table:table-cell table:formula="of:=VLOOKUP([.A6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HITBOX</text:p>
          </table:table-cell>
          <table:table-cell office:value-type="string">
            <text:p>0X4AC</text:p>
          </table:table-cell>
          <table:table-cell table:number-columns-repeated="5"/>
          <table:table-cell table:formula="of:=VLOOKUP([.A6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SPRITE_STATE</text:p>
          </table:table-cell>
          <table:table-cell office:value-type="string">
            <text:p>0X6DF</text:p>
          </table:table-cell>
          <table:table-cell table:number-columns-repeated="5"/>
          <table:table-cell table:formula="of:=VLOOKUP([.A6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ALLOW_SLIDE_STOP</text:p>
          </table:table-cell>
          <table:table-cell office:value-type="string">
            <text:p>0X701</text:p>
          </table:table-cell>
          <table:table-cell table:number-columns-repeated="5"/>
          <table:table-cell table:formula="of:=VLOOKUP([.A6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WALK_ANIMATION</text:p>
          </table:table-cell>
          <table:table-cell office:value-type="string">
            <text:p>0X702</text:p>
          </table:table-cell>
          <table:table-cell table:number-columns-repeated="5"/>
          <table:table-cell table:formula="of:=VLOOKUP([.A6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TOGGLE_WALK</text:p>
          </table:table-cell>
          <table:table-cell office:value-type="string">
            <text:p>0X704</text:p>
          </table:table-cell>
          <table:table-cell table:number-columns-repeated="5"/>
          <table:table-cell table:formula="of:=VLOOKUP([.A6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CURRENT_GRAVITY</text:p>
          </table:table-cell>
          <table:table-cell office:value-type="string">
            <text:p>0X709</text:p>
          </table:table-cell>
          <table:table-cell table:number-columns-repeated="5"/>
          <table:table-cell table:formula="of:=VLOOKUP([.A6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BIG_SMALL_ANIMATION</text:p>
          </table:table-cell>
          <table:table-cell office:value-type="string">
            <text:p>0X70B</text:p>
          </table:table-cell>
          <table:table-cell table:number-columns-repeated="5"/>
          <table:table-cell table:formula="of:=VLOOKUP([.A7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WALK_ANIMATION_DELAY_FRAMES</text:p>
          </table:table-cell>
          <table:table-cell office:value-type="string">
            <text:p>0X70C</text:p>
          </table:table-cell>
          <table:table-cell table:number-columns-repeated="5"/>
          <table:table-cell table:formula="of:=VLOOKUP([.A7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WALK_ANIMATION_CURRENT_FRAME</text:p>
          </table:table-cell>
          <table:table-cell office:value-type="string">
            <text:p>0X70D</text:p>
          </table:table-cell>
          <table:table-cell table:number-columns-repeated="5"/>
          <table:table-cell table:formula="of:=VLOOKUP([.A7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BIG_MARIO_DUCKING</text:p>
          </table:table-cell>
          <table:table-cell office:value-type="string">
            <text:p>0X714</text:p>
          </table:table-cell>
          <table:table-cell table:number-columns-repeated="5"/>
          <table:table-cell table:formula="of:=VLOOKUP([.A7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JUMP_TIMER</text:p>
          </table:table-cell>
          <table:table-cell office:value-type="string">
            <text:p>0X782</text:p>
          </table:table-cell>
          <table:table-cell table:number-columns-repeated="5"/>
          <table:table-cell table:formula="of:=VLOOKUP([.A7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DEATH_INVULN_TIMER</text:p>
          </table:table-cell>
          <table:table-cell office:value-type="string">
            <text:p>0X79E</text:p>
          </table:table-cell>
          <table:table-cell table:number-columns-repeated="5"/>
          <table:table-cell table:formula="of:=VLOOKUP([.A7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STAR_TIMER</text:p>
          </table:table-cell>
          <table:table-cell office:value-type="string">
            <text:p>0X79F</text:p>
          </table:table-cell>
          <table:table-cell table:number-columns-repeated="5"/>
          <table:table-cell table:formula="of:=VLOOKUP([.A7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FALL_TIMER</text:p>
          </table:table-cell>
          <table:table-cell office:value-type="string">
            <text:p>0X795</text:p>
          </table:table-cell>
          <table:table-cell table:number-columns-repeated="5"/>
          <table:table-cell table:formula="of:=VLOOKUP([.A7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X_LOAD_NEXT_SCREEN</text:p>
          </table:table-cell>
          <table:table-cell office:value-type="string">
            <text:p>0X71C</text:p>
          </table:table-cell>
          <table:table-cell table:number-columns-repeated="5"/>
          <table:table-cell table:formula="of:=VLOOKUP([.A7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X_MOVE_SCREEN</text:p>
          </table:table-cell>
          <table:table-cell office:value-type="string">
            <text:p>0X71D</text:p>
          </table:table-cell>
          <table:table-cell table:number-columns-repeated="5"/>
          <table:table-cell table:formula="of:=VLOOKUP([.A7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Enemy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5" office:value-type="string">
            <text:p>ENEMY_ONE_DRAWN</text:p>
          </table:table-cell>
          <table:table-cell office:value-type="string">
            <text:p>0XF</text:p>
          </table:table-cell>
          <table:table-cell table:number-columns-repeated="5"/>
          <table:table-cell table:formula="of:=VLOOKUP([.A8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TYPE</text:p>
          </table:table-cell>
          <table:table-cell office:value-type="string">
            <text:p>0X16</text:p>
          </table:table-cell>
          <table:table-cell table:number-columns-repeated="5"/>
          <table:table-cell table:formula="of:=VLOOKUP([.A8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HEADING</text:p>
          </table:table-cell>
          <table:table-cell office:value-type="string">
            <text:p>0X46</text:p>
          </table:table-cell>
          <table:table-cell table:number-columns-repeated="5"/>
          <table:table-cell table:formula="of:=VLOOKUP([.A8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HORIZONTAL_SPEED</text:p>
          </table:table-cell>
          <table:table-cell office:value-type="string">
            <text:p>0X58</text:p>
          </table:table-cell>
          <table:table-cell table:number-columns-repeated="5"/>
          <table:table-cell table:formula="of:=VLOOKUP([.A8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LEVEL_HORIZONTAL_POSITION</text:p>
          </table:table-cell>
          <table:table-cell office:value-type="string">
            <text:p>0X6E</text:p>
          </table:table-cell>
          <table:table-cell table:number-columns-repeated="5"/>
          <table:table-cell table:formula="of:=VLOOKUP([.A8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SCREEN_X_POSITION</text:p>
          </table:table-cell>
          <table:table-cell office:value-type="string">
            <text:p>0X87</text:p>
          </table:table-cell>
          <table:table-cell table:number-columns-repeated="5"/>
          <table:table-cell table:formula="of:=VLOOKUP([.A8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SCREEN_Y_POSITION</text:p>
          </table:table-cell>
          <table:table-cell office:value-type="string">
            <text:p>0XCF</text:p>
          </table:table-cell>
          <table:table-cell table:number-columns-repeated="5"/>
          <table:table-cell table:formula="of:=VLOOKUP([.A8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CURRENTSCREEN_X_OFFSET</text:p>
          </table:table-cell>
          <table:table-cell office:value-type="string">
            <text:p>0X3AE</text:p>
          </table:table-cell>
          <table:table-cell table:number-columns-repeated="5"/>
          <table:table-cell table:formula="of:=VLOOKUP([.A8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CURRENTSCREEN_Y_OFFSET</text:p>
          </table:table-cell>
          <table:table-cell office:value-type="string">
            <text:p>0X3B9</text:p>
          </table:table-cell>
          <table:table-cell table:number-columns-repeated="5"/>
          <table:table-cell table:formula="of:=VLOOKUP([.A8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VERTICAL_VELOCITY_WHOLE</text:p>
          </table:table-cell>
          <table:table-cell office:value-type="string">
            <text:p>0XA0</text:p>
          </table:table-cell>
          <table:table-cell table:number-columns-repeated="5"/>
          <table:table-cell table:formula="of:=VLOOKUP([.A9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HITBOX</text:p>
          </table:table-cell>
          <table:table-cell office:value-type="string">
            <text:p>0X4B0</text:p>
          </table:table-cell>
          <table:table-cell table:number-columns-repeated="5"/>
          <table:table-cell table:formula="of:=VLOOKUP([.A9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VERTICAL_SCREEN_POSITION</text:p>
          </table:table-cell>
          <table:table-cell office:value-type="string">
            <text:p>0XB6</text:p>
          </table:table-cell>
          <table:table-cell table:number-columns-repeated="5"/>
          <table:table-cell table:formula="of:=VLOOKUP([.A9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UNKNOWN_ENEMY_VERTICAL_COUNTER</text:p>
          </table:table-cell>
          <table:table-cell office:value-type="string">
            <text:p>0X417</text:p>
          </table:table-cell>
          <table:table-cell table:number-columns-repeated="5"/>
          <table:table-cell table:formula="of:=VLOOKUP([.A9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owerup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6" office:value-type="string">
            <text:p>POWERUP_DRAWN</text:p>
          </table:table-cell>
          <table:table-cell office:value-type="string">
            <text:p>0X14</text:p>
          </table:table-cell>
          <table:table-cell table:number-columns-repeated="5"/>
          <table:table-cell table:formula="of:=VLOOKUP([.A9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ON_SCREEN</text:p>
          </table:table-cell>
          <table:table-cell office:value-type="string">
            <text:p>0X1B</text:p>
          </table:table-cell>
          <table:table-cell table:number-columns-repeated="5"/>
          <table:table-cell table:formula="of:=VLOOKUP([.A9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TATE</text:p>
          </table:table-cell>
          <table:table-cell office:value-type="string">
            <text:p>0X23</text:p>
          </table:table-cell>
          <table:table-cell table:number-columns-repeated="5"/>
          <table:table-cell table:formula="of:=VLOOKUP([.A9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TATE_UNKNOWN</text:p>
          </table:table-cell>
          <table:table-cell office:value-type="string">
            <text:p>0X756</text:p>
          </table:table-cell>
          <table:table-cell table:number-columns-repeated="5"/>
          <table:table-cell table:formula="of:=VLOOKUP([.A9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TYPE</text:p>
          </table:table-cell>
          <table:table-cell office:value-type="string">
            <text:p>0X39</text:p>
          </table:table-cell>
          <table:table-cell table:number-columns-repeated="5"/>
          <table:table-cell table:formula="of:=VLOOKUP([.A9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MUSHROOM_HEADING</text:p>
          </table:table-cell>
          <table:table-cell office:value-type="string">
            <text:p>0X4B</text:p>
          </table:table-cell>
          <table:table-cell table:number-columns-repeated="5"/>
          <table:table-cell table:formula="of:=VLOOKUP([.A10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CREEN_X_POSITION</text:p>
          </table:table-cell>
          <table:table-cell office:value-type="string">
            <text:p>0X8C</text:p>
          </table:table-cell>
          <table:table-cell table:number-columns-repeated="5"/>
          <table:table-cell table:formula="of:=VLOOKUP([.A10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CREEN_Y_POSITION</text:p>
          </table:table-cell>
          <table:table-cell office:value-type="string">
            <text:p>0XD4</text:p>
          </table:table-cell>
          <table:table-cell table:number-columns-repeated="5"/>
          <table:table-cell table:formula="of:=VLOOKUP([.A10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VERTICAL_SCREEN_POSITION</text:p>
          </table:table-cell>
          <table:table-cell office:value-type="string">
            <text:p>0XBB</text:p>
          </table:table-cell>
          <table:table-cell table:number-columns-repeated="5"/>
          <table:table-cell table:formula="of:=VLOOKUP([.A10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CURRENTSCREEN_X_OFFSET</text:p>
          </table:table-cell>
          <table:table-cell office:value-type="string">
            <text:p>0X3B3</text:p>
          </table:table-cell>
          <table:table-cell table:number-columns-repeated="5"/>
          <table:table-cell table:formula="of:=VLOOKUP([.A10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CURRENTSCREEN_Y_OFFSET</text:p>
          </table:table-cell>
          <table:table-cell office:value-type="string">
            <text:p>0X3BE</text:p>
          </table:table-cell>
          <table:table-cell table:number-columns-repeated="5"/>
          <table:table-cell table:formula="of:=VLOOKUP([.A10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HITBOX</text:p>
          </table:table-cell>
          <table:table-cell office:value-type="string">
            <text:p>0X4C4</text:p>
          </table:table-cell>
          <table:table-cell table:number-columns-repeated="5"/>
          <table:table-cell table:formula="of:=VLOOKUP([.A10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Fireball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7" office:value-type="string">
            <text:p>FIREBALL_ONE_DRAWN</text:p>
          </table:table-cell>
          <table:table-cell office:value-type="string">
            <text:p>0X24</text:p>
          </table:table-cell>
          <table:table-cell table:number-columns-repeated="5"/>
          <table:table-cell table:formula="of:=VLOOKUP([.A10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TWO_DRAWN</text:p>
          </table:table-cell>
          <table:table-cell office:value-type="string">
            <text:p>0X25</text:p>
          </table:table-cell>
          <table:table-cell table:number-columns-repeated="5"/>
          <table:table-cell table:formula="of:=VLOOKUP([.A10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X</text:p>
          </table:table-cell>
          <table:table-cell office:value-type="string">
            <text:p>0X8D</text:p>
          </table:table-cell>
          <table:table-cell table:number-columns-repeated="5"/>
          <table:table-cell table:formula="of:=VLOOKUP([.A11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X</text:p>
          </table:table-cell>
          <table:table-cell office:value-type="string">
            <text:p>0X8E</text:p>
          </table:table-cell>
          <table:table-cell table:number-columns-repeated="5"/>
          <table:table-cell table:formula="of:=VLOOKUP([.A11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Y</text:p>
          </table:table-cell>
          <table:table-cell office:value-type="string">
            <text:p>0XA6</text:p>
          </table:table-cell>
          <table:table-cell table:number-columns-repeated="5"/>
          <table:table-cell table:formula="of:=VLOOKUP([.A11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Y</text:p>
          </table:table-cell>
          <table:table-cell office:value-type="string">
            <text:p>0XA7</text:p>
          </table:table-cell>
          <table:table-cell table:number-columns-repeated="5"/>
          <table:table-cell table:formula="of:=VLOOKUP([.A11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VERT_SPEED</text:p>
          </table:table-cell>
          <table:table-cell office:value-type="string">
            <text:p>0XD6</text:p>
          </table:table-cell>
          <table:table-cell table:number-columns-repeated="5"/>
          <table:table-cell table:formula="of:=VLOOKUP([.A11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VERT_SPEED</text:p>
          </table:table-cell>
          <table:table-cell office:value-type="string">
            <text:p>0XD7</text:p>
          </table:table-cell>
          <table:table-cell table:number-columns-repeated="5"/>
          <table:table-cell table:formula="of:=VLOOKUP([.A11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HITBOX</text:p>
          </table:table-cell>
          <table:table-cell office:value-type="string">
            <text:p>0X4C8</text:p>
          </table:table-cell>
          <table:table-cell table:number-columns-repeated="5"/>
          <table:table-cell table:formula="of:=VLOOKUP([.A11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HITBOX</text:p>
          </table:table-cell>
          <table:table-cell office:value-type="string">
            <text:p>0X4CC</text:p>
          </table:table-cell>
          <table:table-cell table:number-columns-repeated="5"/>
          <table:table-cell table:formula="of:=VLOOKUP([.A11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COUNTER</text:p>
          </table:table-cell>
          <table:table-cell office:value-type="string">
            <text:p>0X6CE</text:p>
          </table:table-cell>
          <table:table-cell table:number-columns-repeated="5"/>
          <table:table-cell table:formula="of:=VLOOKUP([.A11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UNKNOWN_X</text:p>
          </table:table-cell>
          <table:table-cell office:value-type="string">
            <text:p>0X3AF</text:p>
          </table:table-cell>
          <table:table-cell table:number-columns-repeated="5"/>
          <table:table-cell table:formula="of:=VLOOKUP([.A11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UNKNOWN_Y</text:p>
          </table:table-cell>
          <table:table-cell office:value-type="string">
            <text:p>0X3BA</text:p>
          </table:table-cell>
          <table:table-cell table:number-columns-repeated="5"/>
          <table:table-cell table:formula="of:=VLOOKUP([.A12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UNKNOWN_FIREBALL_STUFF1</text:p>
          </table:table-cell>
          <table:table-cell office:value-type="string">
            <text:p>0X43A</text:p>
          </table:table-cell>
          <table:table-cell table:number-columns-repeated="5"/>
          <table:table-cell table:formula="of:=VLOOKUP([.A12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UNKNOWN_FIREBALLE_STUFF2</text:p>
          </table:table-cell>
          <table:table-cell office:value-type="string">
            <text:p>0X43B</text:p>
          </table:table-cell>
          <table:table-cell table:number-columns-repeated="5"/>
          <table:table-cell table:formula="of:=VLOOKUP([.A12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SHOT_TIMER</text:p>
          </table:table-cell>
          <table:table-cell office:value-type="string">
            <text:p>0X781</text:p>
          </table:table-cell>
          <table:table-cell table:number-columns-repeated="5"/>
          <table:table-cell table:formula="of:=VLOOKUP([.A12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Layout Address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>
            <text:p>LEVEL_LAYOUT_ADDRESS</text:p>
          </table:table-cell>
          <table:table-cell office:value-type="string">
            <text:p>0XE7</text:p>
          </table:table-cell>
          <table:table-cell table:number-columns-repeated="5"/>
          <table:table-cell table:formula="of:=VLOOKUP([.A12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ENEMY_LAYOUT_ADDRESS</text:p>
          </table:table-cell>
          <table:table-cell office:value-type="string">
            <text:p>0XE9</text:p>
          </table:table-cell>
          <table:table-cell table:number-columns-repeated="5"/>
          <table:table-cell table:formula="of:=VLOOKUP([.A12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LEVEL_CURRENT_LAYOUT_INDEX</text:p>
          </table:table-cell>
          <table:table-cell office:value-type="string">
            <text:p>0X72C</text:p>
          </table:table-cell>
          <table:table-cell table:number-columns-repeated="5"/>
          <table:table-cell table:formula="of:=VLOOKUP([.A12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ENEMY_LAYOUT_INDEX</text:p>
          </table:table-cell>
          <table:table-cell office:value-type="string">
            <text:p>0X739</text:p>
          </table:table-cell>
          <table:table-cell table:number-columns-repeated="5"/>
          <table:table-cell table:formula="of:=VLOOKUP([.A12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Register Constants</text:p>
          </table:table-cell>
          <table:covered-table-cell table:number-columns-repeated="6"/>
          <table:covered-table-cell table:formula="of:=VLOOKUP([.A129];['API Methods'.$B$2:.$C$149];2;0)" office:value-type="float" office:value="0">
            <text:p>#N/A</text:p>
          </table:covered-table-cell>
          <table:table-cell table:number-columns-repeated="1016"/>
        </table:table-row>
        <table:table-row table:style-name="ro2">
          <table:table-cell table:style-name="ce9" office:value-type="string">
            <text:p>PAUSE_EFFECT_REGISTER</text:p>
          </table:table-cell>
          <table:table-cell office:value-type="string">
            <text:p>0XFA</text:p>
          </table:table-cell>
          <table:table-cell table:number-columns-repeated="5"/>
          <table:table-cell table:formula="of:=VLOOKUP([.A13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EA_MUSIC_REGISTER</text:p>
          </table:table-cell>
          <table:table-cell office:value-type="string">
            <text:p>0XFB</text:p>
          </table:table-cell>
          <table:table-cell table:number-columns-repeated="5"/>
          <table:table-cell table:formula="of:=VLOOKUP([.A13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EVENT_MUSIC_REGISTER</text:p>
          </table:table-cell>
          <table:table-cell office:value-type="string">
            <text:p>0XFC</text:p>
          </table:table-cell>
          <table:table-cell table:number-columns-repeated="5"/>
          <table:table-cell table:formula="of:=VLOOKUP([.A13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OUND_EFFECT_1_REGISTER</text:p>
          </table:table-cell>
          <table:table-cell office:value-type="string">
            <text:p>0XFD</text:p>
          </table:table-cell>
          <table:table-cell table:number-columns-repeated="5"/>
          <table:table-cell table:formula="of:=VLOOKUP([.A13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OUND_EFFECT_2_REGISTER</text:p>
          </table:table-cell>
          <table:table-cell office:value-type="string">
            <text:p>0XFE</text:p>
          </table:table-cell>
          <table:table-cell table:number-columns-repeated="5"/>
          <table:table-cell table:formula="of:=VLOOKUP([.A13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OUND_EFFECT_3_REGISTER</text:p>
          </table:table-cell>
          <table:table-cell office:value-type="string">
            <text:p>0XFF</text:p>
          </table:table-cell>
          <table:table-cell table:number-columns-repeated="5"/>
          <table:table-cell table:formula="of:=VLOOKUP([.A13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Scoring Constants</text:p>
          </table:table-cell>
          <table:covered-table-cell table:number-columns-repeated="6"/>
          <table:covered-table-cell table:formula="of:=VLOOKUP([.A136];['API Methods'.$B$2:.$C$149];2;0)" office:value-type="float" office:value="0">
            <text:p>#N/A</text:p>
          </table:covered-table-cell>
          <table:table-cell table:number-columns-repeated="1016"/>
        </table:table-row>
        <table:table-row table:style-name="ro2">
          <table:table-cell table:style-name="ce10" office:value-type="string">
            <text:p>SCORE_TILES</text:p>
          </table:table-cell>
          <table:table-cell office:value-type="string">
            <text:p>0X110</text:p>
          </table:table-cell>
          <table:table-cell table:number-columns-repeated="5"/>
          <table:table-cell table:formula="of:=VLOOKUP([.A13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CORE_X</text:p>
          </table:table-cell>
          <table:table-cell office:value-type="string">
            <text:p>0X117</text:p>
          </table:table-cell>
          <table:table-cell table:number-columns-repeated="5"/>
          <table:table-cell table:formula="of:=VLOOKUP([.A13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CORE_Y</text:p>
          </table:table-cell>
          <table:table-cell office:value-type="string">
            <text:p>0X11E</text:p>
          </table:table-cell>
          <table:table-cell table:number-columns-repeated="5"/>
          <table:table-cell table:formula="of:=VLOOKUP([.A13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LIVES</text:p>
          </table:table-cell>
          <table:table-cell office:value-type="string">
            <text:p>0X75A</text:p>
          </table:table-cell>
          <table:table-cell table:number-columns-repeated="5"/>
          <table:table-cell table:formula="of:=VLOOKUP([.A14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COINS</text:p>
          </table:table-cell>
          <table:table-cell office:value-type="string">
            <text:p>0X75E</text:p>
          </table:table-cell>
          <table:table-cell table:number-columns-repeated="5"/>
          <table:table-cell table:formula="of:=VLOOKUP([.A14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HIGH_SCORE</text:p>
          </table:table-cell>
          <table:table-cell office:value-type="string">
            <text:p>0X7D7</text:p>
          </table:table-cell>
          <table:table-cell table:number-columns-repeated="5"/>
          <table:table-cell table:formula="of:=VLOOKUP([.A14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MARIO_CURRENT_SCORE</text:p>
          </table:table-cell>
          <table:table-cell office:value-type="string">
            <text:p>0X7DD</text:p>
          </table:table-cell>
          <table:table-cell table:number-columns-repeated="5"/>
          <table:table-cell table:formula="of:=VLOOKUP([.A14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LUIGI_CURRENT_SCORE</text:p>
          </table:table-cell>
          <table:table-cell office:value-type="string">
            <text:p>0X7D3</text:p>
          </table:table-cell>
          <table:table-cell table:number-columns-repeated="5"/>
          <table:table-cell table:formula="of:=VLOOKUP([.A14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ON_SCREEN_COINS</text:p>
          </table:table-cell>
          <table:table-cell office:value-type="string">
            <text:p>0X7ED</text:p>
          </table:table-cell>
          <table:table-cell table:number-columns-repeated="5"/>
          <table:table-cell table:formula="of:=VLOOKUP([.A145];['API Methods'.$B$2:.$C$149];2;0)" office:value-type="float" office:value="0">
            <text:p>#N/A</text:p>
          </table:table-cell>
          <table:table-cell table:number-columns-repeated="2"/>
          <table:table-cell table:style-name="Red"/>
          <table:table-cell table:number-columns-repeated="1013"/>
        </table:table-row>
        <table:table-row table:style-name="ro1">
          <table:table-cell table:style-name="ce2" office:value-type="string" table:number-columns-spanned="8" table:number-rows-spanned="1">
            <text:p>Map Constants</text:p>
          </table:table-cell>
          <table:covered-table-cell table:number-columns-repeated="6"/>
          <table:covered-table-cell table:formula="of:=VLOOKUP([.A146];['API Methods'.$B$2:.$C$149];2;0)" office:value-type="float" office:value="0">
            <text:p>#N/A</text:p>
          </table:covered-table-cell>
          <table:table-cell table:number-columns-repeated="1016"/>
        </table:table-row>
        <table:table-row table:style-name="ro2">
          <table:table-cell table:style-name="ce11" office:value-type="string">
            <text:p>MAP_CURRENT_SCREEN</text:p>
          </table:table-cell>
          <table:table-cell office:value-type="string">
            <text:p>0X71A</text:p>
          </table:table-cell>
          <table:table-cell table:number-columns-repeated="5"/>
          <table:table-cell table:formula="of:=VLOOKUP([.A14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NEXT_SCREEN</text:p>
          </table:table-cell>
          <table:table-cell office:value-type="string">
            <text:p>0X7AB</text:p>
          </table:table-cell>
          <table:table-cell table:number-columns-repeated="5"/>
          <table:table-cell table:formula="of:=VLOOKUP([.A14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SCREEN_A_TILES</text:p>
          </table:table-cell>
          <table:table-cell office:value-type="string">
            <text:p>0X500</text:p>
          </table:table-cell>
          <table:table-cell table:number-columns-repeated="5"/>
          <table:table-cell table:formula="of:=VLOOKUP([.A14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SCREEN_B_TILES</text:p>
          </table:table-cell>
          <table:table-cell office:value-type="string">
            <text:p>0X5D1</text:p>
          </table:table-cell>
          <table:table-cell table:number-columns-repeated="5"/>
          <table:table-cell table:formula="of:=VLOOKUP([.A15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TOGGLE_SCROLLING</text:p>
          </table:table-cell>
          <table:table-cell office:value-type="string">
            <text:p>0X723</text:p>
          </table:table-cell>
          <table:table-cell table:number-columns-repeated="5"/>
          <table:table-cell table:formula="of:=VLOOKUP([.A15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AREA_LOADED</text:p>
          </table:table-cell>
          <table:table-cell office:value-type="string">
            <text:p>0X750</text:p>
          </table:table-cell>
          <table:table-cell table:number-columns-repeated="5"/>
          <table:table-cell table:formula="of:=VLOOKUP([.A15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LEVEL_PALLETTE</text:p>
          </table:table-cell>
          <table:table-cell office:value-type="string">
            <text:p>0X773</text:p>
          </table:table-cell>
          <table:table-cell table:number-columns-repeated="5"/>
          <table:table-cell table:formula="of:=VLOOKUP([.A15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MAP_LOAD_TIMER</text:p>
          </table:table-cell>
          <table:table-cell office:value-type="string">
            <text:p>0X71E</text:p>
          </table:table-cell>
          <table:table-cell table:number-columns-repeated="5"/>
          <table:table-cell table:formula="of:=VLOOKUP([.A15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MAP_SCROLL_TIMER</text:p>
          </table:table-cell>
          <table:table-cell office:value-type="string">
            <text:p>0X71F</text:p>
          </table:table-cell>
          <table:table-cell table:number-columns-repeated="5"/>
          <table:table-cell table:formula="of:=VLOOKUP([.A15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MAP_BACKGROUND</text:p>
          </table:table-cell>
          <table:table-cell office:value-type="string">
            <text:p>0X755</text:p>
          </table:table-cell>
          <table:table-cell table:number-columns-repeated="5"/>
          <table:table-cell table:formula="of:=VLOOKUP([.A15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PRELEVEL</text:p>
          </table:table-cell>
          <table:table-cell office:value-type="string">
            <text:p>0X75E</text:p>
          </table:table-cell>
          <table:table-cell table:number-columns-repeated="5"/>
          <table:table-cell table:formula="of:=VLOOKUP([.A15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WORLD</text:p>
          </table:table-cell>
          <table:table-cell office:value-type="string">
            <text:p>0X75F</text:p>
          </table:table-cell>
          <table:table-cell table:number-columns-repeated="5"/>
          <table:table-cell table:formula="of:=VLOOKUP([.A15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LEVEL</text:p>
          </table:table-cell>
          <table:table-cell office:value-type="string">
            <text:p>0X760</text:p>
          </table:table-cell>
          <table:table-cell table:number-columns-repeated="5"/>
          <table:table-cell table:formula="of:=VLOOKUP([.A159];['API Methods'.$B$2:.$C$149];2;0)" office:value-type="float" office:value="0">
            <text:p>#N/A</text:p>
          </table:table-cell>
          <table:table-cell table:number-columns-repeated="1016"/>
        </table:table-row>
      </table:table>
      <table:table table:name="API Methods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number-columns-repeated="1020" table:default-cell-style-name="Default"/>
        <table:table-row table:style-name="ro1">
          <table:table-cell table:style-name="ce1" office:value-type="string">
            <text:p>Address</text:p>
          </table:table-cell>
          <table:table-cell table:style-name="ce1" office:value-type="string">
            <text:p>Constant Name</text:p>
          </table:table-cell>
          <table:table-cell table:style-name="ce1" office:value-type="string">
            <text:p>API Method</text:p>
          </table:table-cell>
          <table:table-cell table:style-name="ce1" office:value-type="string">
            <text:p>Address Description</text:p>
          </table:table-cell>
          <table:table-cell table:style-name="ce1" table:number-columns-repeated="1020"/>
        </table:table-row>
        <table:table-row table:style-name="ro2">
          <table:table-cell table:formula="of:=VLOOKUP([.B2];['Known Addresses'.A3:.B159];2; 0)" office:value-type="string" office:string-value="0x1">
            <text:p>0x1</text:p>
          </table:table-cell>
          <table:table-cell office:value-type="string">
            <text:p>PLAYER_ANIM</text:p>
          </table:table-cell>
          <table:table-cell office:value-type="string">
            <text:p>player.mem_get_animation()</text:p>
          </table:table-cell>
          <table:table-cell table:number-columns-repeated="1021"/>
        </table:table-row>
        <table:table-row table:style-name="ro2">
          <table:table-cell table:formula="of:=VLOOKUP([.B3];['Known Addresses'.A4:.B160];2; 0)" office:value-type="string" office:string-value="0X33">
            <text:p>0X33</text:p>
          </table:table-cell>
          <table:table-cell office:value-type="string">
            <text:p>PLAYER_FACING</text:p>
          </table:table-cell>
          <table:table-cell office:value-type="string">
            <text:p>player.mem_get_facing()</text:p>
          </table:table-cell>
          <table:table-cell table:number-columns-repeated="1021"/>
        </table:table-row>
        <table:table-row table:style-name="ro2">
          <table:table-cell table:formula="of:=VLOOKUP([.B4];['Known Addresses'.A5:.B161];2; 0)" office:value-type="string" office:string-value="0XE">
            <text:p>0XE</text:p>
          </table:table-cell>
          <table:table-cell office:value-type="string">
            <text:p>PLAYER_STATE</text:p>
          </table:table-cell>
          <table:table-cell office:value-type="string">
            <text:p>player.mem_get_state()</text:p>
          </table:table-cell>
          <table:table-cell table:number-columns-repeated="1021"/>
        </table:table-row>
        <table:table-row table:style-name="ro2">
          <table:table-cell table:formula="of:=VLOOKUP([.B5];['Known Addresses'.A6:.B162];2; 0)" office:value-type="string" office:string-value="0X1D">
            <text:p>0X1D</text:p>
          </table:table-cell>
          <table:table-cell office:value-type="string">
            <text:p>PLAYER_FLOAT_STATE</text:p>
          </table:table-cell>
          <table:table-cell office:value-type="string">
            <text:p>player.mem_get_float_state()</text:p>
          </table:table-cell>
          <table:table-cell table:number-columns-repeated="1021"/>
        </table:table-row>
        <table:table-row table:style-name="ro2">
          <table:table-cell table:formula="of:=VLOOKUP([.B6];['Known Addresses'.A7:.B163];2; 0)" office:value-type="string" office:string-value="0X754">
            <text:p>0X754</text:p>
          </table:table-cell>
          <table:table-cell office:value-type="string">
            <text:p>PLAYER_IS_SMALL</text:p>
          </table:table-cell>
          <table:table-cell office:value-type="string">
            <text:p>player.mem_is_small()</text:p>
          </table:table-cell>
          <table:table-cell table:number-columns-repeated="1021"/>
        </table:table-row>
        <table:table-row table:style-name="ro2">
          <table:table-cell table:formula="of:=VLOOKUP([.B7];['Known Addresses'.A8:.B164];2; 0)" office:value-type="string" office:string-value="0X700">
            <text:p>0X700</text:p>
          </table:table-cell>
          <table:table-cell office:value-type="string">
            <text:p>PLAYER_ABSOLUTE_HORIZONTAL_SPEED</text:p>
          </table:table-cell>
          <table:table-cell office:value-type="string">
            <text:p>player.mem_get_absolute_horizontal_speed()</text:p>
          </table:table-cell>
          <table:table-cell table:number-columns-repeated="1021"/>
        </table:table-row>
        <table:table-row table:style-name="ro2">
          <table:table-cell table:formula="of:=VLOOKUP([.B8];['Known Addresses'.A9:.B165];2; 0)" office:value-type="string" office:string-value="0X57">
            <text:p>0X57</text:p>
          </table:table-cell>
          <table:table-cell office:value-type="string">
            <text:p>PLAYER_HORIZONTAL_SPEED</text:p>
          </table:table-cell>
          <table:table-cell office:value-type="string">
            <text:p>player.mem_get_horizontal_speed()</text:p>
          </table:table-cell>
          <table:table-cell table:number-columns-repeated="1021"/>
        </table:table-row>
        <table:table-row table:style-name="ro2">
          <table:table-cell table:formula="of:=VLOOKUP([.B9];['Known Addresses'.A10:.B166];2; 0)" office:value-type="string" office:string-value="0X6D">
            <text:p>0X6D</text:p>
          </table:table-cell>
          <table:table-cell office:value-type="string">
            <text:p>PLAYER_LEVEL_HORIZONTAL_POSITION</text:p>
          </table:table-cell>
          <table:table-cell office:value-type="string">
            <text:p>player.mem_get_level_horizontal_position()</text:p>
          </table:table-cell>
          <table:table-cell table:number-columns-repeated="1021"/>
        </table:table-row>
        <table:table-row table:style-name="ro2">
          <table:table-cell table:formula="of:=VLOOKUP([.B10];['Known Addresses'.A11:.B167];2; 0)" office:value-type="string" office:string-value="0X86">
            <text:p>0X86</text:p>
          </table:table-cell>
          <table:table-cell office:value-type="string">
            <text:p>PLAYER_SCREEN_X_POSITION</text:p>
          </table:table-cell>
          <table:table-cell office:value-type="string">
            <text:p>player.mem_get_current_screen_x_position()</text:p>
          </table:table-cell>
          <table:table-cell table:number-columns-repeated="1021"/>
        </table:table-row>
        <table:table-row table:style-name="ro2">
          <table:table-cell table:formula="of:=VLOOKUP([.B11];['Known Addresses'.A12:.B168];2; 0)" office:value-type="string" office:string-value="0XCE">
            <text:p>0XCE</text:p>
          </table:table-cell>
          <table:table-cell office:value-type="string">
            <text:p>PLAYER_SCREEN_Y_POSITION</text:p>
          </table:table-cell>
          <table:table-cell office:value-type="string">
            <text:p>player.mem_get_current_screen_y_position()</text:p>
          </table:table-cell>
          <table:table-cell table:number-columns-repeated="1021"/>
        </table:table-row>
        <table:table-row table:style-name="ro2">
          <table:table-cell table:formula="of:=VLOOKUP([.B12];['Known Addresses'.A13:.B169];2; 0)" office:value-type="string" office:string-value="0X9F">
            <text:p>0X9F</text:p>
          </table:table-cell>
          <table:table-cell office:value-type="string">
            <text:p>PLAYER_VERTICAL_VELOCITY_WHOLE</text:p>
          </table:table-cell>
          <table:table-cell office:value-type="string">
            <text:p>player.mem_get_vertical_speed_whole()</text:p>
          </table:table-cell>
          <table:table-cell table:number-columns-repeated="1021"/>
        </table:table-row>
        <table:table-row table:style-name="ro1">
          <table:table-cell table:formula="of:=VLOOKUP([.B13];['Known Addresses'.A14:.B170];2; 0)" office:value-type="string" office:string-value="0X433">
            <text:p>0X433</text:p>
          </table:table-cell>
          <table:table-cell office:value-type="string">
            <text:p>PLAYER_VERTICAL_VELOCITY_FRACTION</text:p>
          </table:table-cell>
          <table:table-cell office:value-type="string">
            <text:p>player.mem_get_vertical_speed_fraction()</text:p>
          </table:table-cell>
          <table:table-cell table:number-columns-repeated="1021"/>
        </table:table-row>
        <table:table-row table:style-name="ro1">
          <table:table-cell table:formula="of:=VLOOKUP([.B14];['Known Addresses'.A15:.B17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5];['Known Addresses'.A16:.B17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6];['Known Addresses'.A17:.B17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7];['Known Addresses'.A18:.B17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8];['Known Addresses'.A19:.B17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9];['Known Addresses'.A20:.B17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0];['Known Addresses'.A21:.B17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1];['Known Addresses'.A22:.B17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2];['Known Addresses'.A23:.B17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3];['Known Addresses'.A24:.B18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4];['Known Addresses'.A25:.B18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5];['Known Addresses'.A26:.B18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6];['Known Addresses'.A27:.B18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7];['Known Addresses'.A28:.B18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8];['Known Addresses'.A29:.B18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29];['Known Addresses'.A30:.B18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0];['Known Addresses'.A31:.B18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1];['Known Addresses'.A32:.B18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2];['Known Addresses'.A33:.B18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3];['Known Addresses'.A34:.B19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4];['Known Addresses'.A35:.B19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5];['Known Addresses'.A36:.B19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6];['Known Addresses'.A37:.B19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7];['Known Addresses'.A38:.B19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8];['Known Addresses'.A39:.B19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9];['Known Addresses'.A40:.B19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0];['Known Addresses'.A41:.B19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1];['Known Addresses'.A42:.B19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2];['Known Addresses'.A43:.B19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3];['Known Addresses'.A44:.B20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4];['Known Addresses'.A45:.B20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5];['Known Addresses'.A46:.B20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6];['Known Addresses'.A47:.B20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7];['Known Addresses'.A48:.B20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8];['Known Addresses'.A49:.B20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9];['Known Addresses'.A50:.B20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0];['Known Addresses'.A51:.B20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1];['Known Addresses'.A52:.B20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2];['Known Addresses'.A53:.B20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3];['Known Addresses'.A54:.B21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4];['Known Addresses'.A55:.B21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5];['Known Addresses'.A56:.B21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6];['Known Addresses'.A57:.B21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7];['Known Addresses'.A58:.B21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8];['Known Addresses'.A59:.B21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9];['Known Addresses'.A60:.B21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0];['Known Addresses'.A61:.B21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1];['Known Addresses'.A62:.B21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2];['Known Addresses'.A63:.B21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3];['Known Addresses'.A64:.B22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4];['Known Addresses'.A65:.B22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5];['Known Addresses'.A66:.B22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6];['Known Addresses'.A67:.B22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7];['Known Addresses'.A68:.B22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8];['Known Addresses'.A69:.B22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9];['Known Addresses'.A70:.B22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0];['Known Addresses'.A71:.B22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1];['Known Addresses'.A72:.B22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2];['Known Addresses'.A73:.B22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3];['Known Addresses'.A74:.B23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4];['Known Addresses'.A75:.B23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5];['Known Addresses'.A76:.B23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6];['Known Addresses'.A77:.B23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7];['Known Addresses'.A78:.B23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8];['Known Addresses'.A79:.B23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9];['Known Addresses'.A80:.B23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0];['Known Addresses'.A81:.B23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1];['Known Addresses'.A82:.B23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2];['Known Addresses'.A83:.B23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3];['Known Addresses'.A84:.B24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4];['Known Addresses'.A85:.B24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5];['Known Addresses'.A86:.B24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6];['Known Addresses'.A87:.B24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7];['Known Addresses'.A88:.B24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8];['Known Addresses'.A89:.B24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9];['Known Addresses'.A90:.B24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0];['Known Addresses'.A91:.B24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1];['Known Addresses'.A92:.B24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2];['Known Addresses'.A93:.B24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3];['Known Addresses'.A94:.B25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4];['Known Addresses'.A95:.B25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5];['Known Addresses'.A96:.B25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6];['Known Addresses'.A97:.B25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7];['Known Addresses'.A98:.B25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8];['Known Addresses'.A99:.B25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9];['Known Addresses'.A100:.B25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0];['Known Addresses'.A101:.B25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1];['Known Addresses'.A102:.B25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2];['Known Addresses'.A103:.B25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3];['Known Addresses'.A104:.B26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4];['Known Addresses'.A105:.B26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5];['Known Addresses'.A106:.B26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6];['Known Addresses'.A107:.B26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7];['Known Addresses'.A108:.B26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8];['Known Addresses'.A109:.B26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9];['Known Addresses'.A110:.B26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0];['Known Addresses'.A111:.B26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1];['Known Addresses'.A112:.B26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2];['Known Addresses'.A113:.B26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3];['Known Addresses'.A114:.B27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4];['Known Addresses'.A115:.B27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5];['Known Addresses'.A116:.B27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6];['Known Addresses'.A117:.B27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7];['Known Addresses'.A118:.B27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8];['Known Addresses'.A119:.B27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9];['Known Addresses'.A120:.B27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0];['Known Addresses'.A121:.B27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1];['Known Addresses'.A122:.B27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2];['Known Addresses'.A123:.B27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3];['Known Addresses'.A124:.B28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4];['Known Addresses'.A125:.B28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5];['Known Addresses'.A126:.B28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6];['Known Addresses'.A127:.B28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7];['Known Addresses'.A128:.B28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8];['Known Addresses'.A129:.B28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9];['Known Addresses'.A130:.B28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0];['Known Addresses'.A131:.B28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1];['Known Addresses'.A132:.B28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2];['Known Addresses'.A133:.B28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3];['Known Addresses'.A134:.B29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4];['Known Addresses'.A135:.B29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5];['Known Addresses'.A136:.B29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6];['Known Addresses'.A137:.B29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7];['Known Addresses'.A138:.B29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8];['Known Addresses'.A139:.B29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9];['Known Addresses'.A140:.B29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0];['Known Addresses'.A141:.B29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1];['Known Addresses'.A142:.B29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2];['Known Addresses'.A143:.B29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3];['Known Addresses'.A144:.B30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4];['Known Addresses'.A145:.B30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5];['Known Addresses'.A146:.B30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6];['Known Addresses'.A147:.B30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7];['Known Addresses'.A148:.B30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8];['Known Addresses'.A149:.B30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9];['Known Addresses'.A150:.B306];2; 0)" office:value-type="float" office:value="0">
            <text:p>#N/A</text:p>
          </table:table-cell>
          <table:table-cell/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  <style:text-properties fo:font-weight="bold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000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16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Wallace</meta:initial-creator>
    <meta:creation-date>2015-03-09T20:37:18.19</meta:creation-date>
    <dc:date>2015-03-12T16:01:19.50</dc:date>
    <dc:creator>Glen Wallace</dc:creator>
    <meta:editing-duration>PT4H36M39S</meta:editing-duration>
    <meta:editing-cycles>57</meta:editing-cycles>
    <meta:generator>OpenOffice/4.1.0$Win32 OpenOffice.org_project/410m18$Build-9764</meta:generator>
    <meta:document-statistic meta:table-count="2" meta:cell-count="789" meta:object-count="0"/>
  </office:meta>
</office:document-meta>
</file>